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venu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4]*1.1" office:value-type="float" office:value="22" calcext:value-type="float">
            <text:p>22</text:p>
          </table:table-cell>
          <table:table-cell table:formula="of:=[.E4]*1.1" office:value-type="float" office:value="24.2" calcext:value-type="float">
            <text:p>24.2</text:p>
          </table:table-cell>
          <table:table-cell table:formula="of:=[.F4]*1.1" office:value-type="float" office:value="26.62" calcext:value-type="float">
            <text:p>26.62</text:p>
          </table:table-cell>
          <table:table-cell table:formula="of:=[.G4]*1.1" office:value-type="float" office:value="29.282" calcext:value-type="float">
            <text:p>29.2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COGS</text:p>
          </table:table-cell>
          <table:table-cell/>
          <table:table-cell table:formula="of:=0.5*[.D4]" office:value-type="float" office:value="10" calcext:value-type="float">
            <text:p>10</text:p>
          </table:table-cell>
          <table:table-cell table:formula="of:=0.5*[.E4]" office:value-type="float" office:value="11" calcext:value-type="float">
            <text:p>11</text:p>
          </table:table-cell>
          <table:table-cell table:formula="of:=0.5*[.F4]" office:value-type="float" office:value="12.1" calcext:value-type="float">
            <text:p>12.1</text:p>
          </table:table-cell>
          <table:table-cell table:formula="of:=0.5*[.G4]" office:value-type="float" office:value="13.31" calcext:value-type="float">
            <text:p>13.31</text:p>
          </table:table-cell>
          <table:table-cell table:formula="of:=0.5*[.H4]" office:value-type="float" office:value="14.641" calcext:value-type="float">
            <text:p>14.641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depreciation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table:style-name="ce2" office:value-type="string" calcext:value-type="string">
            <text:p>(Investement-salvage value)/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= EBIT</text:p>
          </table:table-cell>
          <table:table-cell/>
          <table:table-cell table:formula="of:=[.D5]-[.D6]" office:value-type="float" office:value="7" calcext:value-type="float">
            <text:p>7</text:p>
          </table:table-cell>
          <table:table-cell table:formula="of:=[.E5]-[.E6]" office:value-type="float" office:value="8" calcext:value-type="float">
            <text:p>8</text:p>
          </table:table-cell>
          <table:table-cell table:formula="of:=[.F5]-[.F6]" office:value-type="float" office:value="9.1" calcext:value-type="float">
            <text:p>9.1</text:p>
          </table:table-cell>
          <table:table-cell table:formula="of:=[.G5]-[.G6]" office:value-type="float" office:value="10.31" calcext:value-type="float">
            <text:p>10.31</text:p>
          </table:table-cell>
          <table:table-cell table:formula="of:=[.H5]-[.H6]" office:value-type="float" office:value="11.641" calcext:value-type="float">
            <text:p>11.641</text:p>
          </table:table-cell>
          <table:table-cell table:style-name="ce3" table:formula="of:=(25-10)/5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taxes</text:p>
          </table:table-cell>
          <table:table-cell/>
          <table:table-cell table:formula="of:=[.D7]*0.4" office:value-type="float" office:value="2.8" calcext:value-type="float">
            <text:p>2.8</text:p>
          </table:table-cell>
          <table:table-cell table:formula="of:=[.E7]*0.4" office:value-type="float" office:value="3.2" calcext:value-type="float">
            <text:p>3.2</text:p>
          </table:table-cell>
          <table:table-cell table:formula="of:=[.F7]*0.4" office:value-type="float" office:value="3.64" calcext:value-type="float">
            <text:p>3.64</text:p>
          </table:table-cell>
          <table:table-cell table:formula="of:=[.G7]*0.4" office:value-type="float" office:value="4.124" calcext:value-type="float">
            <text:p>4.124</text:p>
          </table:table-cell>
          <table:table-cell table:formula="of:=[.H7]*0.4" office:value-type="float" office:value="4.6564" calcext:value-type="float">
            <text:p>4.656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=profit after taxes</text:p>
          </table:table-cell>
          <table:table-cell/>
          <table:table-cell table:formula="of:=[.D7]-[.D8]" office:value-type="float" office:value="4.2" calcext:value-type="float">
            <text:p>4.2</text:p>
          </table:table-cell>
          <table:table-cell table:formula="of:=[.E7]-[.E8]" office:value-type="float" office:value="4.8" calcext:value-type="float">
            <text:p>4.8</text:p>
          </table:table-cell>
          <table:table-cell table:formula="of:=[.F7]-[.F8]" office:value-type="float" office:value="5.46" calcext:value-type="float">
            <text:p>5.46</text:p>
          </table:table-cell>
          <table:table-cell table:formula="of:=[.G7]-[.G8]" office:value-type="float" office:value="6.186" calcext:value-type="float">
            <text:p>6.186</text:p>
          </table:table-cell>
          <table:table-cell table:formula="of:=[.H7]-[.H8]" office:value-type="float" office:value="6.9846" calcext:value-type="float">
            <text:p>6.98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+depreciation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capital expextation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NW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+loan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+salvage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st of capital</text:p>
          </table:table-cell>
          <table:table-cell table:style-name="ce2" table:formula="of:=12%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FCF</text:p>
          </table:table-cell>
          <table:table-cell table:formula="of:=[.C9]+[.C10]-[.C11]-[.C12]+[.C13]+[.C14]" office:value-type="float" office:value="-25" calcext:value-type="float">
            <text:p>-25</text:p>
          </table:table-cell>
          <table:table-cell table:formula="of:=[.D9]+[.D10]-[.D11]-[.D12]+[.D13]+[.D14]" office:value-type="float" office:value="7.2" calcext:value-type="float">
            <text:p>7.2</text:p>
          </table:table-cell>
          <table:table-cell table:formula="of:=[.E9]+[.E10]-[.E11]-[.E12]+[.E13]+[.E14]" office:value-type="float" office:value="7.8" calcext:value-type="float">
            <text:p>7.8</text:p>
          </table:table-cell>
          <table:table-cell table:formula="of:=[.F9]+[.F10]-[.F11]-[.F12]+[.F13]+[.F14]" office:value-type="float" office:value="8.46" calcext:value-type="float">
            <text:p>8.46</text:p>
          </table:table-cell>
          <table:table-cell table:formula="of:=[.G9]+[.G10]-[.G11]-[.G12]+[.G13]+[.G14]" office:value-type="float" office:value="9.186" calcext:value-type="float">
            <text:p>9.186</text:p>
          </table:table-cell>
          <table:table-cell table:formula="of:=[.H9]+[.H10]-[.H11]-[.H12]+[.H13]+[.H14]" office:value-type="float" office:value="19.9846" calcext:value-type="float">
            <text:p>19.9846</text:p>
          </table:table-cell>
          <table:table-cell/>
          <table:table-cell office:value-type="string" calcext:value-type="string">
            <text:p>NVP=</text:p>
          </table:table-cell>
          <table:table-cell table:formula="of:=[.C15]+SUM([.D16:.H16])" office:value-type="float" office:value="10.8460123789915" calcext:value-type="float">
            <text:p>10.8460123789915</text:p>
          </table:table-cell>
        </table:table-row>
        <table:table-row table:style-name="ro1">
          <table:table-cell/>
          <table:table-cell office:value-type="string" calcext:value-type="string">
            <text:p>FCF*(1+cogs)^-p</text:p>
          </table:table-cell>
          <table:table-cell/>
          <table:table-cell table:formula="of:=[.D15]*(1+[.$K14])^(-[.D3])" office:value-type="float" office:value="6.42857142857143" calcext:value-type="float">
            <text:p>6.42857142857143</text:p>
          </table:table-cell>
          <table:table-cell table:formula="of:=[.E15]*(1+[.$K14])^(-[.E3])" office:value-type="float" office:value="6.21811224489796" calcext:value-type="float">
            <text:p>6.21811224489796</text:p>
          </table:table-cell>
          <table:table-cell table:formula="of:=[.F15]*(1+[.$K14])^(-[.F3])" office:value-type="float" office:value="6.02166089650146" calcext:value-type="float">
            <text:p>6.02166089650146</text:p>
          </table:table-cell>
          <table:table-cell table:formula="of:=[.G15]*(1+[.$K14])^(-[.G3])" office:value-type="float" office:value="5.83786906822678" calcext:value-type="float">
            <text:p>5.83786906822678</text:p>
          </table:table-cell>
          <table:table-cell table:formula="of:=[.H15]*(1+[.$K14])^(-[.H3])" office:value-type="float" office:value="11.3397987407939" calcext:value-type="float">
            <text:p>11.3397987407939</text:p>
          </table:table-cell>
          <table:table-cell table:number-columns-repeated="3"/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venu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3]*1.1" office:value-type="float" office:value="22" calcext:value-type="float">
            <text:p>22</text:p>
          </table:table-cell>
          <table:table-cell table:formula="of:=[.E3]*1.1" office:value-type="float" office:value="24.2" calcext:value-type="float">
            <text:p>24.2</text:p>
          </table:table-cell>
          <table:table-cell table:formula="of:=[.F3]*1.1" office:value-type="float" office:value="26.62" calcext:value-type="float">
            <text:p>26.62</text:p>
          </table:table-cell>
          <table:table-cell table:formula="of:=[.G3]*1.1" office:value-type="float" office:value="29.282" calcext:value-type="float">
            <text:p>29.2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COGS</text:p>
          </table:table-cell>
          <table:table-cell/>
          <table:table-cell table:formula="of:=0.5*[.D3]" office:value-type="float" office:value="10" calcext:value-type="float">
            <text:p>10</text:p>
          </table:table-cell>
          <table:table-cell table:formula="of:=0.5*[.E3]" office:value-type="float" office:value="11" calcext:value-type="float">
            <text:p>11</text:p>
          </table:table-cell>
          <table:table-cell table:formula="of:=0.5*[.F3]" office:value-type="float" office:value="12.1" calcext:value-type="float">
            <text:p>12.1</text:p>
          </table:table-cell>
          <table:table-cell table:formula="of:=0.5*[.G3]" office:value-type="float" office:value="13.31" calcext:value-type="float">
            <text:p>13.31</text:p>
          </table:table-cell>
          <table:table-cell table:formula="of:=0.5*[.H3]" office:value-type="float" office:value="14.641" calcext:value-type="float">
            <text:p>14.641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depreciation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table:style-name="ce2" office:value-type="string" calcext:value-type="string">
            <text:p>(Investement-salvage value)/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= EBIT</text:p>
          </table:table-cell>
          <table:table-cell/>
          <table:table-cell table:formula="of:=[.D4]-[.D5]" office:value-type="float" office:value="7" calcext:value-type="float">
            <text:p>7</text:p>
          </table:table-cell>
          <table:table-cell table:formula="of:=[.E4]-[.E5]" office:value-type="float" office:value="8" calcext:value-type="float">
            <text:p>8</text:p>
          </table:table-cell>
          <table:table-cell table:formula="of:=[.F4]-[.F5]" office:value-type="float" office:value="9.1" calcext:value-type="float">
            <text:p>9.1</text:p>
          </table:table-cell>
          <table:table-cell table:formula="of:=[.G4]-[.G5]" office:value-type="float" office:value="10.31" calcext:value-type="float">
            <text:p>10.31</text:p>
          </table:table-cell>
          <table:table-cell table:formula="of:=[.H4]-[.H5]" office:value-type="float" office:value="11.641" calcext:value-type="float">
            <text:p>11.641</text:p>
          </table:table-cell>
          <table:table-cell table:style-name="ce3" table:formula="of:=(25-10)/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interets</text:p>
          </table:table-cell>
          <table:table-cell/>
          <table:table-cell table:formula="of:=0.1*[.$C$14]" office:value-type="float" office:value="1" calcext:value-type="float">
            <text:p>1</text:p>
          </table:table-cell>
          <table:table-cell table:formula="of:=0.1*[.$C$14]" office:value-type="float" office:value="1" calcext:value-type="float">
            <text:p>1</text:p>
          </table:table-cell>
          <table:table-cell table:formula="of:=0.1*[.$C$14]" office:value-type="float" office:value="1" calcext:value-type="float">
            <text:p>1</text:p>
          </table:table-cell>
          <table:table-cell table:formula="of:=0.1*[.$C$14]" office:value-type="float" office:value="1" calcext:value-type="float">
            <text:p>1</text:p>
          </table:table-cell>
          <table:table-cell table:formula="of:=0.1*[.$C$14]" office:value-type="float" office:value="1" calcext:value-type="float">
            <text:p>1</text:p>
          </table:table-cell>
          <table:table-cell table:style-name="ce3" office:value-type="string" calcext:value-type="string">
            <text:p>10% du loan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=income before taxes</text:p>
          </table:table-cell>
          <table:table-cell/>
          <table:table-cell table:formula="of:=[.D6]-[.D7]" office:value-type="float" office:value="6" calcext:value-type="float">
            <text:p>6</text:p>
          </table:table-cell>
          <table:table-cell table:formula="of:=[.E6]-[.E7]" office:value-type="float" office:value="7" calcext:value-type="float">
            <text:p>7</text:p>
          </table:table-cell>
          <table:table-cell table:formula="of:=[.F6]-[.F7]" office:value-type="float" office:value="8.1" calcext:value-type="float">
            <text:p>8.1</text:p>
          </table:table-cell>
          <table:table-cell table:formula="of:=[.G6]-[.G7]" office:value-type="float" office:value="9.31" calcext:value-type="float">
            <text:p>9.31</text:p>
          </table:table-cell>
          <table:table-cell table:formula="of:=[.H6]-[.H7]" office:value-type="float" office:value="10.641" calcext:value-type="float">
            <text:p>10.641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-taxes</text:p>
          </table:table-cell>
          <table:table-cell/>
          <table:table-cell table:formula="of:=[.D8]*0.4" office:value-type="float" office:value="2.4" calcext:value-type="float">
            <text:p>2.4</text:p>
          </table:table-cell>
          <table:table-cell table:formula="of:=[.E8]*0.4" office:value-type="float" office:value="2.8" calcext:value-type="float">
            <text:p>2.8</text:p>
          </table:table-cell>
          <table:table-cell table:formula="of:=[.F8]*0.4" office:value-type="float" office:value="3.24" calcext:value-type="float">
            <text:p>3.24</text:p>
          </table:table-cell>
          <table:table-cell table:formula="of:=[.G8]*0.4" office:value-type="float" office:value="3.724" calcext:value-type="float">
            <text:p>3.724</text:p>
          </table:table-cell>
          <table:table-cell table:formula="of:=[.H8]*0.4" office:value-type="float" office:value="4.2564" calcext:value-type="float">
            <text:p>4.256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=profit after taxes</text:p>
          </table:table-cell>
          <table:table-cell/>
          <table:table-cell table:formula="of:=[.D8]-[.D9]" office:value-type="float" office:value="3.6" calcext:value-type="float">
            <text:p>3.6</text:p>
          </table:table-cell>
          <table:table-cell table:formula="of:=[.E8]-[.E9]" office:value-type="float" office:value="4.2" calcext:value-type="float">
            <text:p>4.2</text:p>
          </table:table-cell>
          <table:table-cell table:formula="of:=[.F8]-[.F9]" office:value-type="float" office:value="4.86" calcext:value-type="float">
            <text:p>4.86</text:p>
          </table:table-cell>
          <table:table-cell table:formula="of:=[.G8]-[.G9]" office:value-type="float" office:value="5.586" calcext:value-type="float">
            <text:p>5.586</text:p>
          </table:table-cell>
          <table:table-cell table:formula="of:=[.H8]-[.H9]" office:value-type="float" office:value="6.3846" calcext:value-type="float">
            <text:p>6.38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+depreciation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capital expextation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NW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+loans</text:p>
          </table:table-cell>
          <table:table-cell table:formula="of:=[.C12]*0.4" office:value-type="float" office:value="10" calcext:value-type="float">
            <text:p>10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+salvage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st of capital</text:p>
          </table:table-cell>
          <table:table-cell table:style-name="ce2" table:formula="of:=12%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FCF</text:p>
          </table:table-cell>
          <table:table-cell table:formula="of:=[.C10]+[.C11]-[.C12]-[.C13]+[.C14]+[.C15]" office:value-type="float" office:value="-15" calcext:value-type="float">
            <text:p>-15</text:p>
          </table:table-cell>
          <table:table-cell table:formula="of:=[.D10]+[.D11]-[.D12]-[.D13]+[.D14]+[.D15]" office:value-type="float" office:value="6.6" calcext:value-type="float">
            <text:p>6.6</text:p>
          </table:table-cell>
          <table:table-cell table:formula="of:=[.E10]+[.E11]-[.E12]-[.E13]+[.E14]+[.E15]" office:value-type="float" office:value="7.2" calcext:value-type="float">
            <text:p>7.2</text:p>
          </table:table-cell>
          <table:table-cell table:formula="of:=[.F10]+[.F11]-[.F12]-[.F13]+[.F14]+[.F15]" office:value-type="float" office:value="7.86" calcext:value-type="float">
            <text:p>7.86</text:p>
          </table:table-cell>
          <table:table-cell table:formula="of:=[.G10]+[.G11]-[.G12]-[.G13]+[.G14]+[.G15]" office:value-type="float" office:value="8.586" calcext:value-type="float">
            <text:p>8.586</text:p>
          </table:table-cell>
          <table:table-cell table:formula="of:=[.H10]+[.H11]-[.H12]-[.H13]+[.H14]+[.H15]" office:value-type="float" office:value="9.3846" calcext:value-type="float">
            <text:p>9.3846</text:p>
          </table:table-cell>
          <table:table-cell/>
          <table:table-cell office:value-type="string" calcext:value-type="string">
            <text:p>NVP=</text:p>
          </table:table-cell>
          <table:table-cell table:formula="of:=[.C16]+SUM([.D17:.H17])" office:value-type="float" office:value="13.0088781003985" calcext:value-type="float">
            <text:p>13.0088781003985</text:p>
          </table:table-cell>
        </table:table-row>
        <table:table-row table:style-name="ro2">
          <table:table-cell/>
          <table:table-cell office:value-type="string" calcext:value-type="string">
            <text:p>FCF*(1+cogs)^-n</text:p>
          </table:table-cell>
          <table:table-cell/>
          <table:table-cell table:formula="of:=[.D16]*(1+[.$K15])^(-[.D2])" office:value-type="float" office:value="5.89285714285714" calcext:value-type="float">
            <text:p>5.89285714285714</text:p>
          </table:table-cell>
          <table:table-cell table:formula="of:=[.E16]*(1+[.$K15])^(-[.E2])" office:value-type="float" office:value="5.73979591836735" calcext:value-type="float">
            <text:p>5.73979591836735</text:p>
          </table:table-cell>
          <table:table-cell table:formula="of:=[.F16]*(1+[.$K15])^(-[.F2])" office:value-type="float" office:value="5.59459274781341" calcext:value-type="float">
            <text:p>5.59459274781341</text:p>
          </table:table-cell>
          <table:table-cell table:formula="of:=[.G16]*(1+[.$K15])^(-[.G2])" office:value-type="float" office:value="5.45655822118388" calcext:value-type="float">
            <text:p>5.45655822118388</text:p>
          </table:table-cell>
          <table:table-cell table:formula="of:=[.H16]*(1+[.$K15])^(-[.H2])" office:value-type="float" office:value="5.32507407017677" calcext:value-type="float">
            <text:p>5.32507407017677</text:p>
          </table:table-cell>
          <table:table-cell table:number-columns-repeated="3"/>
        </table:table-row>
      </table:table>
      <table:table table:name="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Verdan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Verdan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Verdana" style:font-family-asian="Verdan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3:57:58.614885517</meta:creation-date>
    <dc:date>2024-01-30T09:53:41.127103452</dc:date>
    <meta:editing-duration>PT19H55M42S</meta:editing-duration>
    <meta:editing-cycles>1</meta:editing-cycles>
    <meta:document-statistic meta:table-count="3" meta:cell-count="161" meta:object-count="0"/>
    <meta:generator>LibreOffice/7.6.4.1$Linux_X86_64 LibreOffice_project/60$Build-1</meta:generator>
  </office:meta>
</office:document-meta>
</file>